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0.5cm" svg:x="2.8cm" svg:y="0.1cm"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0.9cm" svg:height="0.5cm" svg:x="1.2cm" svg:y="1.1cm">
          <draw:glue-point draw:id="4" svg:x="5cm" svg:y="-5cm"/>
          <text:p text:style-name="P1"><text:span text:style-name="T1">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cm" svg:height="0.5cm" svg:x="2.1cm" svg:y="2.1cm">
          <draw:glue-point draw:id="4" svg:x="-5cm" svg:y="-5cm"/>
          <text:p text:style-name="P1"><text:span text:style-name="T1">t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1cm" svg:height="0.5cm" svg:x="0.1cm" svg:y="2.1cm">
          <draw:glue-point draw:id="4" svg:x="5cm" svg:y="-5cm"/>
          <text:p text:style-name="P1"><text:span text:style-name="T1">ech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1.15cm" svg:height="0.5cm" svg:x="4.3cm" svg:y="1.1cm">
          <draw:glue-point draw:id="4" svg:x="-5cm" svg:y="-5cm"/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65cm" svg:y1="1.6cm" svg:x2="1.2cm" svg:y2="2.1cm" draw:start-shape="id1" draw:start-glue-point="2" draw:end-shape="id2" draw:end-glue-point="4" svg:d="M1650 1600l-450 500" svg:viewBox="0 0 451 501">
          <text:p/>
        </draw:connector>
        <draw:connector draw:style-name="gr2" draw:text-style-name="P1" draw:layer="layout" draw:type="line" svg:x1="3.276cm" svg:y1="0.601cm" svg:x2="2.1cm" svg:y2="1.1cm" draw:start-shape="id3" draw:start-glue-point="2" draw:end-shape="id1" draw:end-glue-point="4" svg:d="M3276 601l-1176 499" svg:viewBox="0 0 1177 500">
          <text:p/>
        </draw:connector>
        <draw:connector draw:style-name="gr2" draw:text-style-name="P1" draw:layer="layout" draw:type="line" svg:x1="1.65cm" svg:y1="1.6cm" svg:x2="2.1cm" svg:y2="2.1cm" draw:start-shape="id1" draw:start-glue-point="2" draw:end-shape="id4" draw:end-glue-point="4" svg:d="M1650 1600l450 500" svg:viewBox="0 0 451 501">
          <text:p/>
        </draw:connector>
        <draw:connector draw:style-name="gr2" draw:text-style-name="P1" xml:id="id3" draw:id="id3" draw:layer="layout" draw:type="line" svg:x1="3.276cm" svg:y1="0.601cm" svg:x2="4.3cm" svg:y2="1.1cm" draw:end-shape="id5" draw:end-glue-point="4" svg:d="M3276 601l1024 499" svg:viewBox="0 0 1025 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5.6cm" fo:page-height="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0:06:03.636442849</meta:creation-date>
    <dc:date>2015-08-05T10:36:13.436228266</dc:date>
    <meta:editing-duration>PT14M58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